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9.6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110.75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45.7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20.25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 C2 C3 C4 C5 C6 C7 C8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1" office:value-type="string" calcext:value-type="string">
            <text:p>0805, 50V, X7R, 10%</text:p>
          </table:table-cell>
          <table:table-cell table:style-name="ce5" table:formula="of:=[.D2]*[.E2]" office:value-type="float" office:value="0.8" calcext:value-type="float">
            <text:p>$0.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9 C10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2" calcext:value-type="float">
            <text:p>$0.20</text:p>
          </table:table-cell>
          <table:table-cell table:style-name="ce2" office:value-type="string" calcext:value-type="string">
            <text:p>CL21B475KPFNNNE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1276-2972-1-ND </text:p>
          </table:table-cell>
          <table:table-cell table:style-name="ce2" office:value-type="string" calcext:value-type="string">
            <text:p>0805, 10V, X7R, 10%</text:p>
          </table:table-cell>
          <table:table-cell table:style-name="ce5" table:formula="of:=[.D3]*[.E3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6" table:formula="of:=[.D4]*[.E4]" office:value-type="float" office:value="1.65" calcext:value-type="float">
            <text:p>$1.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2" office:value-type="string" calcext:value-type="string">
            <text:p>APT2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D5]*[.E5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3 D5 D7 D9</text:p>
          </table:table-cell>
          <table:table-cell table:style-name="ce2" office:value-type="string" calcext:value-type="string">
            <text:p>Zener</text:p>
          </table:table-cell>
          <table:table-cell table:style-name="ce2" office:value-type="string" calcext:value-type="string">
            <text:p>BZX84C3V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14" calcext:value-type="float">
            <text:p>$0.14</text:p>
          </table:table-cell>
          <table:table-cell office:value-type="string" calcext:value-type="string">
            <text:p>BZX84C3V3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3V3LT1GOSCT-ND </text:p>
          </table:table-cell>
          <table:table-cell office:value-type="string" calcext:value-type="string">
            <text:p>SOT-23-3, 3.3V</text:p>
          </table:table-cell>
          <table:table-cell table:style-name="ce5" table:formula="of:=[.D6]*[.E6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4 D6 D8 D10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SMBJ30D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5" table:formula="of:=[.D7]*[.E7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2" office:value-type="string" calcext:value-type="string">
            <text:p>PIC32MM0064GPM0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2" office:value-type="string" calcext:value-type="string">
            <text:p>AquaPicB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.36" calcext:value-type="float">
            <text:p>$2.3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4.72" calcext:value-type="float">
            <text:p>$4.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8" calcext:value-type="float">
            <text:p>$1.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2" office:value-type="string" calcext:value-type="string">
            <text:p>AO3407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table:style-name="ce2" office:value-type="string" calcext:value-type="string">
            <text:p>NX7002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5]*[.E15]" office:value-type="float" office:value="0.48" calcext:value-type="float">
            <text:p>$0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50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6]*[.E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7]*[.E17]" office:value-type="float" office:value="0.1" calcext:value-type="float">
            <text:p>$0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5 R6 R7 R9 R11 R13 R15 R16 R17 R18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4K9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8]*[.E18]" office:value-type="float" office:value="1" calcext:value-type="float">
            <text:p>$1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8 R10 R12 R14 R20 R21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9]*[.E19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V1 RV2 RV3 RV4</text:p>
          </table:table-cell>
          <table:table-cell office:value-type="string" calcext:value-type="string">
            <text:p>Potentiomente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8" office:value-type="string" calcext:value-type="string">
            <text:p>J Lead, 12T</text:p>
          </table:table-cell>
          <table:table-cell table:style-name="ce5" table:formula="of:=[.D20]*[.E20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2" office:value-type="string" calcext:value-type="string">
            <text:p>ST485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1]*[.E21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2" office:value-type="string" calcext:value-type="string">
            <text:p>MCP34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2" office:value-type="string" calcext:value-type="string">
            <text:p>14-TSSOP</text:p>
          </table:table-cell>
          <table:table-cell table:style-name="ce5" table:formula="of:=[.D22]*[.E22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Default" office:value-type="string" calcext:value-type="string">
            <text:p>Linear Regulator</text:p>
          </table:table-cell>
          <table:table-cell table:style-name="ce2" office:value-type="string" calcext:value-type="string">
            <text:p>AP2114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table:style-name="ce2" office:value-type="string" calcext:value-type="string">
            <text:p>SOT-223</text:p>
          </table:table-cell>
          <table:table-cell table:style-name="ce5" table:formula="of:=[.D23]*[.E23]" office:value-type="float" office:value="0.36" calcext:value-type="float">
            <text:p>$0.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4]*[.E24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5]*[.E25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6]*[.E26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22" table:formula="of:=SUM([.J2:.J26])" office:value-type="float" office:value="35.79" calcext:value-type="float">
            <text:p>$35.79</text:p>
          </table:table-cell>
          <table:table-cell table:number-columns-repeated="1013"/>
        </table:table-row>
        <table:table-row table:style-name="ro1" table:number-rows-repeated="19"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" table:number-columns-repeated="8"/>
          <table:table-cell table:number-columns-repeated="1013"/>
        </table:table-row>
        <table:table-row table:style-name="ro1" table:number-rows-repeated="10">
          <table:table-cell table:style-name="ce2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4"/>
          <table:table-cell table:number-columns-repeated="101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18:20:07.34205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18:45:08.703233299</dc:date>
    <meta:editing-duration>PT9H54M8S</meta:editing-duration>
    <meta:editing-cycles>13</meta:editing-cycles>
    <meta:generator>LibreOffice/5.4.3.2$Linux_X86_64 LibreOffice_project/40m0$Build-2</meta:generator>
    <meta:document-statistic meta:table-count="1" meta:cell-count="261" meta:object-count="0"/>
  </office:meta>
</office:document-meta>
</file>